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Liberation Mono" fo:font-size="10pt" fo:language="en" fo:country="US" officeooo:rsid="000a28f3" officeooo:paragraph-rsid="001b4b8c" style:font-name-asian="NSimSun1" style:font-size-asian="10pt" style:font-name-complex="Liberation Mono" style:font-size-complex="10pt"/>
    </style:style>
    <style:style style:name="P2" style:family="paragraph" style:parent-style-name="Preformatted_20_Text">
      <style:paragraph-properties fo:text-align="start" style:justify-single-word="false"/>
      <style:text-properties style:font-name="Liberation Mono" fo:font-size="10pt" fo:language="en" fo:country="US" officeooo:rsid="000a28f3" officeooo:paragraph-rsid="001b4b8c" style:font-name-asian="NSimSun1" style:font-size-asian="10pt" style:font-name-complex="Liberation Mono" style:font-size-complex="10pt"/>
    </style:style>
    <style:style style:name="P3" style:family="paragraph" style:parent-style-name="Preformatted_20_Text">
      <style:paragraph-properties fo:text-align="start" style:justify-single-word="false"/>
      <style:text-properties fo:font-variant="normal" fo:text-transform="none" fo:color="#000000" loext:opacity="100%" style:font-name="Liberation Mono" fo:font-size="10pt" fo:letter-spacing="normal" fo:language="en" fo:country="US" officeooo:rsid="000a28f3" officeooo:paragraph-rsid="001b4b8c" style:font-name-asian="NSimSun1" style:font-size-asian="10pt" style:font-name-complex="Liberation Mono" style:font-size-complex="10pt"/>
    </style:style>
    <style:style style:name="P4" style:family="paragraph" style:parent-style-name="Preformatted_20_Text">
      <style:paragraph-properties fo:text-align="start" style:justify-single-word="false"/>
      <style:text-properties fo:font-variant="normal" fo:text-transform="none" fo:color="#000000" loext:opacity="100%" style:font-name="Liberation Mono" fo:font-size="10pt" fo:letter-spacing="normal" fo:language="de" fo:country="DE" officeooo:rsid="0017a3eb" officeooo:paragraph-rsid="001b4b8c" style:font-name-asian="NSimSun1" style:font-size-asian="10pt" style:font-name-complex="Liberation Mono" style:font-size-complex="10pt"/>
    </style:style>
    <style:style style:name="P5" style:family="paragraph" style:parent-style-name="Preformatted_20_Text">
      <style:paragraph-properties fo:text-align="center" style:justify-single-word="false"/>
      <style:text-properties style:font-name="Liberation Mono" fo:font-size="10pt" fo:language="en" fo:country="US" officeooo:rsid="000a28f3" officeooo:paragraph-rsid="001b4b8c" style:font-name-asian="NSimSun1" style:font-size-asian="10pt" style:font-name-complex="Liberation Mono" style:font-size-complex="10pt"/>
    </style:style>
    <style:style style:name="T1" style:family="text">
      <style:text-properties fo:font-variant="normal" fo:text-transform="none" fo:color="#000000" loext:opacity="100%" fo:letter-spacing="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Recipe book project </text:p>
      <text:p text:style-name="P1"/>
      <text:p text:style-name="P1"/>
      <text:p text:style-name="P2">Authors: Clemens Berger, Valerii Drobiazgho </text:p>
      <text:p text:style-name="P2"/>
      <text:p text:style-name="P2">Idea: </text:p>
      <text:p text:style-name="P2"/>
      <text:p text:style-name="P2">Recipe book application, with the possibility for the user to add recipes himself. </text:p>
      <text:p text:style-name="P2"/>
      <text:p text:style-name="P2">Description: </text:p>
      <text:p text:style-name="P2"/>
      <text:p text:style-name="P2">In the main menu of the application, the user sees a list of already saved recipes, 3 menu buttons at the bottom of the screen (add new reception, favorites, settings) In the upper right menu of the screen there is an additional menu, in which the user is given the opportunity to select all recipes, favorites, dishes from the categories of vegetarian menu, vegan menu and omnivore menu. </text:p>
      <text:p text:style-name="P2"/>
      <text:p text:style-name="P2">By clicking on one of the recipes, the user receives a detailed description of the instruction, description, a list of ingredients with a description of the weight and nutritional value in calories. </text:p>
      <text:p text:style-name="P2"/>
      <text:p text:style-name="P2">Being in the description of the recipe, the user has the opportunity to add the recipe to favorites, as well as remove the recipe from favorites at will.</text:p>
      <text:p text:style-name="P2">By swiping, the user moves from one recipe to another. </text:p>
      <text:p text:style-name="P2"/>
      <text:p text:style-name="P2">When you click the add new recipe button, a form for adding a new recipe is displayed. The filling form is simple and intuitive for the user. Each input form is accompanied by an inscription. In the Ingredient fill form, when entering the first letters of an ingredient, the user is presented with a choice of saved ingredients. </text:p>
      <text:p text:style-name="P2"/>
      <text:p text:style-name="P2">When adding a new recipe, the user has the opportunity to take a photo of the cooked dish and save it along with the recipe. After saving, this recipe will appear in the list of existing recipes. </text:p>
      <text:p text:style-name="P2"/>
      <text:p text:style-name="P2">By pressing the settings button, the user can switch to Dark mode, at any time you can exit Dark mode. </text:p>
      <text:p text:style-name="P2"/>
      <text:p text:style-name="P2">Pressing the favorites button returns the user to the main menu.<text:span text:style-name="T1"> </text:span></text:p>
      <text:p text:style-name="P3"/>
      <text:p text:style-name="P4">Mission:</text:p>
      <text:p text:style-name="P4"/>
      <text:p text:style-name="P3">Master the skills of developing mobile applications on Android.</text:p>
      <text:p text:style-name="P3"><text:s/></text:p>
      <text:p text:style-name="P3">Work with android studio. </text:p>
      <text:p text:style-name="P3"/>
      <text:p text:style-name="P3">Improve your Java programming skills. </text:p>
      <text:p text:style-name="P3"/>
      <text:p text:style-name="P3">Learn android design, The final project is a Mobile App recipe book for Google Android.</text:p>
      <text:p text:style-name="P3"/>
      <text:p text:style-name="P3">Application Diagram: </text:p>
      <text:p text:style-name="P3"/>
      <text:p text:style-name="P3">1. Database The project uses 3 tables: Recipe, Ingredient, RecipeIngredient.</text:p>
      <text:p text:style-name="P3"/>
      <text:p text:style-name="P3">Ingredient table includes ingredient name, calories per 100 grams and id.</text:p>
      <text:p text:style-name="P3"/>
      <text:p text:style-name="P3">The Recipe table includes the recipe name, instruction, description, foodtype recipe, it also contains the favorite and urlpath label for the image and id.</text:p>
      <text:p text:style-name="P3"/>
      <text:p text:style-name="P2"><text:span text:style-name="T1">The RecipeIngredient Table is the link between the Ingredient Table and the </text:span><text:soft-page-break/><text:span text:style-name="T1">Recipe Table. The table consists of ingredientId, recipeId, ingredient weight in grams and id. That is, thanks to this table, we will get a list of ingredients for each recipe, taking into account weight. </text:span></text:p>
      <text:p text:style-name="P3"/>
      <text:p text:style-name="P3">2. Description of classes </text:p>
      <text:p text:style-name="P3"/>
      <text:p text:style-name="P3">Class BaseModel is for model classes(all models share it) </text:p>
      <text:p text:style-name="P3"/>
      <text:p text:style-name="P3">Class Ingredient describes the ingredient model </text:p>
      <text:p text:style-name="P3"/>
      <text:p text:style-name="P3">Class Recipe describes the recipe model </text:p>
      <text:p text:style-name="P3"/>
      <text:p text:style-name="P3">Class RecipeIngredient is used for connecting a recipe with its ingredients </text:p>
      <text:p text:style-name="P3"/>
      <text:p text:style-name="P3">Class RecipeIngredient merges a ingredient with the recipeIngredient object </text:p>
      <text:p text:style-name="P3"/>
      <text:p text:style-name="P3">Class FileSystemHandle is used to create recipe image file, give this file a name </text:p>
      <text:p text:style-name="P3"/>
      <text:p text:style-name="P3">Class IngredientRepository is used for operations in the Ingredient table </text:p>
      <text:p text:style-name="P3"/>
      <text:p text:style-name="P3">Class RecipeRepository is used for operations in the Recipe and RecipeIngredient tables </text:p>
      <text:p text:style-name="P3"/>
      <text:p text:style-name="P3">Class InputViewModel inserts new the recipe </text:p>
      <text:p text:style-name="P3"/>
      <text:p text:style-name="P3">3. Description of fragments </text:p>
      <text:p text:style-name="P3"/>
      <text:p text:style-name="P3">The main fragment is BaseFragment. All fragments used extend this Fragment it extends Fragment. </text:p>
      <text:p text:style-name="P3"/>
      <text:p text:style-name="P3">InputFragment handles the input for new Recipes. </text:p>
      <text:p text:style-name="P3"/>
      <text:p text:style-name="P3">RecipeDetailFragment shows the details of the selected recipe with description, list of ingredients and weight of each one </text:p>
      <text:p text:style-name="P3"/>
      <text:p text:style-name="P3">RecipeList Fragment is the main recycler view for the recipes.</text:p>
      <text:p text:style-name="P3"/>
      <text:p text:style-name="P3">RecipePagerFragment allows user to swipe between recipes</text:p>
      <text:p text:style-name="P3"/>
      <text:p text:style-name="P3">SettingFragment allows you to enter and exit Darkmode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3-19T23:00:40.141000000</dc:date>
    <meta:editing-duration>PT4H17M52S</meta:editing-duration>
    <meta:editing-cycles>4</meta:editing-cycles>
    <meta:generator>LibreOffice/7.1.3.2$Windows_X86_64 LibreOffice_project/47f78053abe362b9384784d31a6e56f8511eb1c1</meta:generator>
    <meta:document-statistic meta:table-count="0" meta:image-count="0" meta:object-count="0" meta:page-count="2" meta:paragraph-count="41" meta:word-count="569" meta:character-count="3564" meta:non-whitespace-character-count="3003"/>
  </office:meta>
</office:document-meta>
</file>